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text-align="center" style:justify-single-word="false"/>
      <style:text-properties fo:font-size="14pt" style:font-size-asian="14pt" style:font-size-complex="14pt"/>
    </style:style>
    <style:style style:name="P2" style:family="paragraph" style:parent-style-name="Standard">
      <style:paragraph-properties fo:text-align="start" style:justify-single-word="false"/>
      <style:text-properties fo:font-size="14pt" style:font-size-asian="14pt" style:font-size-complex="14pt"/>
    </style:style>
    <style:style style:name="P3" style:family="paragraph" style:parent-style-name="Standard">
      <style:paragraph-properties fo:text-align="start" style:justify-single-word="false"/>
      <style:text-properties fo:font-size="14pt" style:font-size-asian="14pt" style:font-size-complex="14pt"/>
    </style:style>
    <style:style style:name="T1" style:family="text">
      <style:text-properties fo:color="#ce181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 Nehemiah 8:1-12. </text:p>
      <text:p text:style-name="P2"/>
      <text:p text:style-name="P2">Nehemiah 8-1 וַיֵּאָסְפוּ כָל־הָעָם כְּאִישׁ אֶחָד אֶל־הָרְחוֹב אֲשֶׁר לִפְנֵי שַׁעַר־הַמָּיִם</text:p>
      <text:p text:style-name="P2">OF:<text:span text:style-name="T1">אָסַף</text:span>, gather_together, Conj-w | V-Nifal-ConsecImperf-3mp, and_they_were_gathered_together, all_the_people, as_man, one, to_the_wide_place, that, infront, of_gate, of_the_water, </text:p>
      <text:p text:style-name="P2"/>
      <text:p text:style-name="P2">b וַיֹּאמְרוּ לְעֶזְרָא הַסֹּפֵר</text:p>
      <text:p text:style-name="P2">OF:<text:span text:style-name="T1">אָמַר</text:span>, say, Conj-w | V-Qal-ConsecImperf-3mp, and_they_said, to_Ezra, the_scribe, </text:p>
      <text:p text:style-name="P2"/>
      <text:p text:style-name="P2">c לְהָבִיא אֶת־סֵפֶר תּוֹרַת מֹשֶׁה</text:p>
      <text:p text:style-name="P2">OF:<text:span text:style-name="T1">בּוֹא</text:span>, come, Prep-l | V-Hifil-Inf, to_bring, -book, of_low, of_Moses, </text:p>
      <text:p text:style-name="P2"/>
      <text:p text:style-name="P2">d אֲשֶׁר־צִוָּה יְהוָה אֶת־יִשְׂרָאֵל:</text:p>
      <text:p text:style-name="P2">OF:<text:span text:style-name="T1">צָוָה</text:span>, command, V-Piel-Perf-3ms, he_had_commanded, which_-, Yahweh, -Israel. </text:p>
      <text:p text:style-name="P2"/>
      <text:p text:style-name="P2">T: All the people gathered together as one man to the wide place that was in front of the gate of the water, and they said to Ezra the scribe, to bring the book of the law of Moses, which Yahweh had commanded Israel. </text:p>
      <text:p text:style-name="P2"/>
      <text:p text:style-name="P2"/>
      <text:p text:style-name="P2"/>
      <text:p text:style-name="P2"/>
      <text:p text:style-name="P2">Nehemiah 8-2 וַיָּבִיא עֶזְרָא הַכֹּהֵן אֶת־הַתּוֹרָה לִפְנֵי הַקָּהָל מֵאִישׁ וְעַד־אִשּׁה</text:p>
      <text:p text:style-name="P2">OF:<text:span text:style-name="T1">בּוֹא</text:span>, come, Conj-w | V-Hifil-ConsecImperf-3ms, and_they_brought, <text:s text:c="3"/>And Ezra the priest brought the law before the assembly of men and women, </text:p>
      <text:p text:style-name="P2"/>
      <text:p text:style-name="P2">b וְכֹל מֵבִין</text:p>
      <text:p text:style-name="P2">OF:<text:span text:style-name="T1">בִּין</text:span>, understand, V-Hifil-Prtcpl-ms, understanding, <text:s text:c="3"/>And all who are understanding(To listen), </text:p>
      <text:p text:style-name="P2"/>
      <text:p text:style-name="P2">c לִשְׁמֹעַ בְּיוֹם אֶחָד לַחֹדֶשׁ הַשּׁבִיעִי:</text:p>
      <text:p text:style-name="P2">OF:<text:span text:style-name="T1">שָׁמַע</text:span>, hear/listen, Prep-l | V-Qal-Inf, to_hear/listen, <text:s text:c="3"/>To listen on the first day of the seventh month. </text:p>
      <text:p text:style-name="P2"/>
      <text:p text:style-name="P2"/>
      <text:p text:style-name="P2"/>
      <text:p text:style-name="P2"/>
      <text:p text:style-name="P2">Nehemiah 8-3 וַיִּקְרָא־בוֹ לִפְנֵי הָרְחוֹב אֲשֶׁר לִפְנֵי שַׁעַר־הַמַּיִם מִן־הָאוֹר עַד־מַחֲצִית הַיּוֹם נֶגֶד הָאֲנָשִׁים וְהַנָּשִׁים</text:p>
      <text:p text:style-name="P2"><text:soft-page-break/>OF:<text:span text:style-name="T1">קָרָא</text:span>, call/read, Conj-w | V-Qal-ConsecImperf-3ms, and_he_read, <text:s text:c="3"/>And he read from it before the wide palce which was in front of the gate of the water from the morning until middle of the day, before the men and the women, </text:p>
      <text:p text:style-name="P2"/>
      <text:p text:style-name="P2">b וְהַמְּבִינִים וְאָזְנֵי כָל־הָעָם אֶל־סֵפֶר הַתּוֹרָה:</text:p>
      <text:p text:style-name="P2">OF:<text:span text:style-name="T1">בִּין</text:span>, understand, Conj-w, Art | V-Hifil-Prtcpl-mp, understanding, <text:s text:c="3"/>And those who are understanding. And the ears of all the people to the book of the law. </text:p>
      <text:p text:style-name="P2"/>
      <text:p text:style-name="P2"/>
      <text:p text:style-name="P2"/>
      <text:p text:style-name="P2"/>
      <text:p text:style-name="P2">Nehemiah 8-4 וַיַּעֲמֹד עֶזְרָא הַסֹּפֵר עַל־מִגְדַּל־עֵץ</text:p>
      <text:p text:style-name="P2">OF:<text:span text:style-name="T1">עָמַד</text:span>, stand, <text:tab/>Conj-w | V-Qal-ConsecImperf-3ms, and_he_stood, <text:s text:c="3"/>And Ezra the scribe stood on a platform of wood, </text:p>
      <text:p text:style-name="P2"/>
      <text:p text:style-name="P2">b אֲשֶׁר עָשׂוּ לַדָּבָר</text:p>
      <text:p text:style-name="P2">OF:<text:span text:style-name="T1">עָשָׂה</text:span>, do/make, V-Qal-Perf-3cp, they_had_made, <text:s text:c="3"/>Which they had made for the thing, </text:p>
      <text:p text:style-name="P2"/>
      <text:p text:style-name="P2">c <text:s/>וַיַּעֲמֹד אֶצְלוֹ מַתִּתְיָה וְשֶׁמַע וַעֲנָיָה וְאוּרִיָּה וְחִלְקִיָּה וּמַעֲשֵׂיָה עַל־יְמִינוֹ וּמִשּׂמֹאלוֹ פְּדָיָה וּמִישָׁאֵל וּמַלְכִּיָּה וְחָשֻׁם וְחַשְׁבַּדָּנָה זְכַרְיָה מְשֻׁלָּם: פ</text:p>
      <text:p text:style-name="P2">OF:<text:span text:style-name="T1">עָמַד</text:span>, stand, Conj-w | V-Qal-ConsecImperf-3ms, and_he_stood, <text:s text:c="3"/>And he stood beside him, Mattithiah, Shema, Anaiah, Uriah, Hilkiah, and Maaseiah, at his right hand; and at his left hand, Pedaiah, Mishael, Malchijah, Hashum, Hashbaddanah, Zechariah, and Meshullam. </text:p>
      <text:p text:style-name="P2"/>
      <text:p text:style-name="P2"/>
      <text:p text:style-name="P2"/>
      <text:p text:style-name="P2"/>
      <text:p text:style-name="P2">Nehemiah 8-5 וַיִּפְתַּח עֶזְרָא הַסֵּפֶר לְעֵינֵי כָל־הָעָם</text:p>
      <text:p text:style-name="P2">OF:<text:span text:style-name="T1">פָּתַח</text:span>, open, Conj-w | V-Qal-ConsecImperf-3ms, and_he_opened, <text:s text:c="3"/>And Ezra opened the book in the sight of all the people, </text:p>
      <text:p text:style-name="P2"/>
      <text:p text:style-name="P2">b כִּי־מֵעַל כָּל־הָעָם הָיָה</text:p>
      <text:p text:style-name="P2">OF:<text:span text:style-name="T1">הָיָה</text:span>, is, V-Qal-Perf-3ms, he_was, <text:s text:c="4"/>For he was above the people, </text:p>
      <text:p text:style-name="P2"/>
      <text:p text:style-name="P2">c וּכְפִתְחוֹ</text:p>
      <text:p text:style-name="P2">OF:<text:span text:style-name="T1">פָּתַח</text:span>, open, Conj-w, Prep-k | V-Qal-Inf | 3ms, and_when_opening_it, <text:s text:c="3"/>And when opening it, </text:p>
      <text:p text:style-name="P2"/>
      <text:p text:style-name="P2">d עָמְדוּ כָל־<text:span text:style-name="T1">הָעָם</text:span>:</text:p>
      <text:p text:style-name="P2">OF:עָמַד, stand, V-Qal-Perf-3cp, and_they_stood_up, <text:s text:c="3"/>All the people stood up. </text:p>
      <text:p text:style-name="P2"><text:soft-page-break/></text:p>
      <text:p text:style-name="P2"/>
      <text:p text:style-name="P2"/>
      <text:p text:style-name="P2"/>
      <text:p text:style-name="P2">Nehemiah 8-6 וַיְבָרֶךְ עֶזְרָא אֶת־יְהוָה הָאֱלֹהִים הַגָּדוֹל</text:p>
      <text:p text:style-name="P2">OF:<text:span text:style-name="T1">בָּרַךְ</text:span>, bless, Conj-w | V-Piel-ConsecImperf-3ms, and_he_blessed, <text:s text:c="3"/>And Ezra blessed Yahweh the God the great One, </text:p>
      <text:p text:style-name="P2"/>
      <text:p text:style-name="P2">b וַיַּעֲנוּ כָל־הָעָם אָמֵן אָמֵן בְּמֹעַל יְדֵיהֶם</text:p>
      <text:p text:style-name="P2">OF:<text:span text:style-name="T1">עָנָה</text:span>, answer, Conj-w | V-Qal-ConsecImperf-3mp, and_they_answered, <text:s text:c="3"/>And all the people answered "Amen, Amen", with the lifting up of their hands. </text:p>
      <text:p text:style-name="P2"/>
      <text:p text:style-name="P2">c וַיִּקְּדוּ</text:p>
      <text:p text:style-name="P2">OF:<text:span text:style-name="T1">קָדָד</text:span>, bow_head, Conj-w | V-Qal-ConsecImperf-3mp, and_they_bowed_their_heads, <text:s text:c="3"/>And they bowed their heads, </text:p>
      <text:p text:style-name="P2"/>
      <text:p text:style-name="P2">d וַיִּשְׁתַּחֲוֻּ לַיהוָה אַפַּיִם אָרְצָה:</text:p>
      <text:p text:style-name="P2">OF:<text:span text:style-name="T1">חָוָה</text:span>, worship, Conj-w | V-Hitpael-ConsecImperf-3mp, and_they_worshiped, <text:s text:c="3"/>And they worshiped Yahweh with their faces to the ground. </text:p>
      <text:p text:style-name="P2"/>
      <text:p text:style-name="P2"/>
      <text:p text:style-name="P2"/>
      <text:p text:style-name="P2"/>
      <text:p text:style-name="P2">Nehemiah 8-7 וְיֵשׁוּעַ וּבָנִי וְשֵׁרֵבְיָה יָמִין עַקּוּב שַׁבְּתַי הוֹדִיָּה מַעֲשֵׂיָה קְלִיטָא עֲזַרְיָה יוֹזָבָד חָנָן פְּלָאיָה וְהַלְוִיִּם מְבִינִים אֶת־הָעָם לַתּוֹרָה וְהָעָם עַל־עָמְדָם:</text:p>
      <text:p text:style-name="P2">OF:<text:span text:style-name="T1">בִּין</text:span>, undestand, V-Hifil-Prtcpl-mp, let_to_understand, <text:s text:c="3"/>And Jeshua, Bani, Sherebiah, Jamin, Akkub, Shabbethai, Hodiah, Maaseiah, Kelita, Azariah, Jozabad, Hanan, Pelaiah, let the people to understand the law, and the people in their place. </text:p>
      <text:p text:style-name="P2"/>
      <text:p text:style-name="P2"/>
      <text:p text:style-name="P2"/>
      <text:p text:style-name="P2"/>
      <text:p text:style-name="P2">Nehemiah 8-8 וַיִּקְרְאוּ בַסֵּפֶר בְּתוֹרַת הָאֱלֹהִים</text:p>
      <text:p text:style-name="P2">OF:<text:span text:style-name="T1">קָרָא</text:span>, call/read, Conj-w | V-Qal-ConsecImperf-3mp, and_they_read, <text:s text:c="3"/>And they read in the book, in the law of God, </text:p>
      <text:p text:style-name="P2"/>
      <text:p text:style-name="P2">b מְפֹרָשׁ</text:p>
      <text:p text:style-name="P2">OF:<text:span text:style-name="T1">פָּרַשׁ</text:span>, distinctly, V-Pual-Prtcpl-ms, distinctly, </text:p>
      <text:p text:style-name="P2"/>
      <text:p text:style-name="P2">c וְשׂוֹם שֶׂכֶל</text:p>
      <text:p text:style-name="P2">OF:<text:span text:style-name="T1">שִׂים</text:span>, put, Conj-w | V-Qal-Inf, and_to_put, <text:s text:c="3"/>And to give the sense, </text:p>
      <text:p text:style-name="P2"/>
      <text:p text:style-name="P2"><text:soft-page-break/>d וַיָּבִינוּ בַּמִּקְרָא: ס</text:p>
      <text:p text:style-name="P2">OF:<text:span text:style-name="T1">בִּין</text:span>, undestand, Conj-w | V-Qal-ConsecImperf-3mp, and_they_understood, <text:s text:c="3"/>And they understoood the reading. </text:p>
      <text:p text:style-name="P2"/>
      <text:p text:style-name="P2"/>
      <text:p text:style-name="P2"/>
      <text:p text:style-name="P2"/>
      <text:p text:style-name="P2">Nehemiah 8-9 וַיֹּאמֶר נְחֶמְיָה הוּא הַתִּרְשָׁתָא וְעֶזְרָא הַכֹּהֵן הַסֹּפֵר</text:p>
      <text:p text:style-name="P2">OF:<text:span text:style-name="T1">אָמַר</text:span>, say, Conj-w | V-Qal-ConsecImperf-3ms, and_he_said, <text:s text:c="3"/>And Nehemiah, he was the governor, and Ezra the priest the scribe, (said)</text:p>
      <text:p text:style-name="P2"/>
      <text:p text:style-name="P2">b וְהַלְוִיִּם הַמְּבִינִים אֶת־הָעָם</text:p>
      <text:p text:style-name="P2">OF:<text:span text:style-name="T1">בִּין</text:span>, understand, Art | V-Hifil-Prtcpl-mp, let_to_understand, <text:s text:c="3"/>And the Levites who let the people to understand, (said)</text:p>
      <text:p text:style-name="P2"/>
      <text:p text:style-name="P2">c לְכָל־הָעָם הַיּוֹם קָדֹשׁ־הוּא לַיהוָה אֱלֹהֵיכֶם אַל־תִּתְאַבְּלוּ</text:p>
      <text:p text:style-name="P2">OF:<text:span text:style-name="T1">אָבַל</text:span>, mourn, V-Hitpael-Imperf-2mp, let_yourselves_mourn, <text:s text:c="3"/>To all the people, "The day is holy to Yahweh your God. Don't let yourselves mourn, </text:p>
      <text:p text:style-name="P2"/>
      <text:p text:style-name="P2">d וְאַל־תִּבְכּוּ</text:p>
      <text:p text:style-name="P2">OF:<text:span text:style-name="T1">תָּכָה</text:span>, weep, V-Qal-Imperf-2mp, you_weep, <text:s text:c="3"/>and you shall not weep,"</text:p>
      <text:p text:style-name="P2"/>
      <text:p text:style-name="P2">e כִּי בוֹכִים כָּל־הָעָם</text:p>
      <text:p text:style-name="P2">OF:<text:span text:style-name="T1">בָּכָה</text:span>, weep, V-Qal-Prtcpl-mp, weeping, <text:s text:c="3"/>For all the peopel were weeping, </text:p>
      <text:p text:style-name="P2"/>
      <text:p text:style-name="P2">f כְּשָׁמְעָם אֶת־דִּבְרֵי הַתּוֹרָה:</text:p>
      <text:p text:style-name="P2">OF:<text:span text:style-name="T1">שָׁמַע</text:span>, hear, Prep-k | V-Qal-Inf | 3mp, when_they_heard, <text:s text:c="3"/>When they heared the words of the law. </text:p>
      <text:p text:style-name="P2"/>
      <text:p text:style-name="P2"/>
      <text:p text:style-name="P2"/>
      <text:p text:style-name="P2"/>
      <text:p text:style-name="P2">Nehemiah 8-10 וַיֹּאמֶר לָהֶם</text:p>
      <text:p text:style-name="P2">OF:<text:span text:style-name="T1">אָמַר</text:span>, say, Conj-w | V-Qal-ConsecImperf-3ms, and_he_said, <text:s text:c="3"/>And he said to them, </text:p>
      <text:p text:style-name="P2"/>
      <text:p text:style-name="P2">b לְכוּ</text:p>
      <text:p text:style-name="P2">OF:<text:span text:style-name="T1">הָלַךְ</text:span>, go, V-Qal-Imp-mp, Go!</text:p>
      <text:p text:style-name="P2"/>
      <text:p text:style-name="P2">c אִכְלוּ מַשְׁמַנִּים</text:p>
      <text:p text:style-name="P2">OF:<text:span text:style-name="T1">אָכַל</text:span>, eat, V-Qal-Imp-mp, Eat! fat, </text:p>
      <text:p text:style-name="P2"/>
      <text:p text:style-name="P2"><text:soft-page-break/>d וּשְׁתוּ מַמְתַקִּים</text:p>
      <text:p text:style-name="P2">OF:<text:span text:style-name="T1">שָׁתָה</text:span>, drink, Conj-w | V-Qal-Imp-mp, and_Drink! sweet, </text:p>
      <text:p text:style-name="P2"/>
      <text:p text:style-name="P2">e וְשִׁלְחוּ מָנוֹת</text:p>
      <text:p text:style-name="P2">OF:<text:span text:style-name="T1">שָׁלַח</text:span>, send, Conj-w | V-Qal-Imp-mp, and_Send! portions, </text:p>
      <text:p text:style-name="P2"/>
      <text:p text:style-name="P2">f לְאֵין נָכוֹן לוֹ</text:p>
      <text:p text:style-name="P2">OF:<text:span text:style-name="T1">כּוּן</text:span>, prepare, V-Nifal-Prtcpl-ms, was_prepared, <text:s text:c="3"/>To (man) nothing was prepared for him. </text:p>
      <text:p text:style-name="P2"/>
      <text:p text:style-name="P2">g כִּי־קָדוֹשׁ הַיּוֹם לַאֲדֹנֵינוּ וְאַל־תֵּעָצֵבוּ כִּי־חֶדְוַת יְהוָה הִיא מָעֻזְּכֶם:</text:p>
      <text:p text:style-name="P2">OF:<text:span text:style-name="T1">עָצַב</text:span>, grieve, V-Nifal-Imperf-2mp, be_Grieved! <text:s text:c="2"/>For the day is holy to our Lord. Don't be grieved, for the joy of Yahweh, (she is) your strength. </text:p>
      <text:p text:style-name="P2"/>
      <text:p text:style-name="P2"/>
      <text:p text:style-name="P2"/>
      <text:p text:style-name="P2"/>
      <text:p text:style-name="P2">Nehemiah 8-11 וְהַלְוִיִּם מַחְשִׁים לְכָל־הָעָם</text:p>
      <text:p text:style-name="P2">OF:<text:span text:style-name="T1">חָשָׁה</text:span>, quiet, V-Hifil-Prtcpl-mp, quieted, <text:s text:c="3"/>And the Levites quited all the people, </text:p>
      <text:p text:style-name="P2"/>
      <text:p text:style-name="P2">b לֵאמֹר</text:p>
      <text:p text:style-name="P2">OF:<text:span text:style-name="T1">אָמַר</text:span>, say, Prep-l | V-Qal-Inf, saying, </text:p>
      <text:p text:style-name="P2"/>
      <text:p text:style-name="P2">c הַסּוּ כִּי הַיּוֹם קָדֹשׁ וְאַל־תֵּעָצֵבוּ:</text:p>
      <text:p text:style-name="P2">OF:<text:span text:style-name="T1">עָצַב</text:span>, grieve, V-Nifal-Imperf-2mp, be_Grieved! <text:s text:c="2"/>Be still. For the day is holy and don't be grieved. </text:p>
      <text:p text:style-name="P2"/>
      <text:p text:style-name="P2"/>
      <text:p text:style-name="P2"/>
      <text:p text:style-name="P2"/>
      <text:p text:style-name="P2">Nehemiah 8-12 וַיֵּלְכוּ כָל־הָעָם</text:p>
      <text:p text:style-name="P2">OF:<text:span text:style-name="T1">הָלַךְ</text:span>, go, Conj-w | V-Qal-ConsecImperf-3mp, and_they_went, <text:s text:c="3"/>And all the people went away, </text:p>
      <text:p text:style-name="P2"/>
      <text:p text:style-name="P2">b לֶאֱכֹל</text:p>
      <text:p text:style-name="P2">OF:<text:span text:style-name="T1">אָכַל</text:span>, eat, Prep-l | V-Qal-Inf, to_eat, </text:p>
      <text:p text:style-name="P2"/>
      <text:p text:style-name="P2">c וְלִשְׁתּוֹת</text:p>
      <text:p text:style-name="P2">OF:<text:span text:style-name="T1">שָׁתָה</text:span>, drink, Conj-w, Prep-l | V-Qal-Inf, and_to_drink, </text:p>
      <text:p text:style-name="P2"/>
      <text:p text:style-name="P2">d וּלְשַׁלַּח מָנוֹת</text:p>
      <text:p text:style-name="P2"><text:soft-page-break/>OF:<text:span text:style-name="T1">שָׁלַח</text:span>, send, Conj-w, Prep-l | V-Piel-Inf, and_to_send, portions, </text:p>
      <text:p text:style-name="P2"/>
      <text:p text:style-name="P2">e וְלַעֲשׂוֹת שִׂמְחָה גְדוֹלָה</text:p>
      <text:p text:style-name="P2">OF:<text:span text:style-name="T1">עָשָׂה</text:span>, do/make, Conj-w, Prep-l | V-Qal-Inf, and_to_do, <text:s text:c="3"/>And to rejoice (make joy) greatly, </text:p>
      <text:p text:style-name="P2"/>
      <text:p text:style-name="P2">f כִּי הֵבִינוּ בַּדְּבָרִים</text:p>
      <text:p text:style-name="P2">OF:<text:span text:style-name="T1">בִּין</text:span>, understand, V-Hifil-Perf-3cp, they understood (they_let(to)_undertand), <text:s text:c="3"/>Because they understood the words, </text:p>
      <text:p text:style-name="P2"/>
      <text:p text:style-name="P2">g אֲשֶׁר הוֹדִיעוּ לָהֶם: ס</text:p>
      <text:p text:style-name="P2">OF:<text:span text:style-name="T1">יָדַע</text:span>, know, V-Hifil-Perf-3cp, which_were_declared(they_let(to)_know), <text:s text:c="3"/>Which were declared to them,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Microsoft Ya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Microsoft Ya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09T13:45:23.882851249</meta:creation-date>
    <dc:date>2021-06-01T09:51:42.061158558</dc:date>
    <meta:editing-duration>PT14M28S</meta:editing-duration>
    <meta:editing-cycles>11</meta:editing-cycles>
    <meta:generator>LibreOffice/6.0.6.2$Linux_X86_64 LibreOffice_project/00m0$Build-2</meta:generator>
    <meta:document-statistic meta:table-count="0" meta:image-count="0" meta:object-count="0" meta:page-count="6" meta:paragraph-count="98" meta:word-count="959" meta:character-count="6650" meta:non-whitespace-character-count="5637"/>
  </office:meta>
</office:document-meta>
</file>